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4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objectwithoutfill">
      <style:graphic-properties draw:marker-end="Arrow" draw:marker-end-width="0.20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889cm" svg:height="0.889cm" svg:x="3.54cm" svg:y="2.3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7.096cm" svg:y="2.3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0.652cm" svg:y="2.3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4.208cm" svg:y="2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889cm" svg:height="0.889cm" svg:x="4.429cm" svg:y="2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9cm" svg:height="0.889cm" svg:x="7.985cm" svg:y="2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9cm" svg:height="0.889cm" svg:x="11.541cm" svg:y="2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9cm" svg:height="0.889cm" svg:x="15.097cm" svg:y="2.3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0.889cm" svg:height="0.889cm" svg:x="5.318cm" svg:y="2.3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0.889cm" svg:x="8.874cm" svg:y="2.3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0.889cm" svg:x="12.43cm" svg:y="2.3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0.889cm" svg:x="15.986cm" svg:y="2.3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0.889cm" svg:height="0.889cm" svg:x="6.207cm" svg:y="2.3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9cm" svg:height="0.889cm" svg:x="9.763cm" svg:y="2.3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9cm" svg:height="0.889cm" svg:x="13.319cm" svg:y="2.3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9cm" svg:height="0.889cm" svg:x="16.875cm" svg:y="2.3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889cm" svg:height="0.889cm" svg:x="3.54cm" svg:y="3.9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7.096cm" svg:y="3.9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0.652cm" svg:y="3.9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4.208cm" svg:y="3.9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889cm" svg:height="0.889cm" svg:x="4.429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9cm" svg:height="0.889cm" svg:x="7.985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9cm" svg:height="0.889cm" svg:x="11.541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9cm" svg:height="0.889cm" svg:x="15.097cm" svg:y="5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0.889cm" svg:height="0.889cm" svg:x="5.318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0.889cm" svg:x="8.874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0.889cm" svg:x="12.43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0.889cm" svg:x="15.986cm" svg:y="6.2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0.889cm" svg:height="0.889cm" svg:x="6.207cm" svg:y="7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9cm" svg:height="0.889cm" svg:x="9.763cm" svg:y="7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9cm" svg:height="0.889cm" svg:x="13.319cm" svg:y="7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9cm" svg:height="0.889cm" svg:x="16.875cm" svg:y="7.3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0.787cm" svg:height="0.762cm" svg:x="2.485cm" svg:y="3.9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0.787cm" svg:height="0.762cm" svg:x="2.499cm" svg:y="5.19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787cm" svg:height="0.762cm" svg:x="2.524cm" svg:y="6.33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787cm" svg:height="0.762cm" svg:x="2.499cm" svg:y="7.47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0.66cm" svg:height="0.762cm" svg:x="2.485cm" svg:y="2.39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6" draw:text-style-name="P1" draw:layer="layout" draw:type="line" svg:x1="3.984cm" svg:y1="3.286cm" svg:x2="3.984cm" svg:y2="3.921cm" draw:start-shape="id1" draw:start-glue-point="2" draw:end-shape="id2" draw:end-glue-point="0" svg:d="m3984 3286v635">
          <text:p/>
        </draw:connector>
        <draw:connector draw:style-name="gr6" draw:text-style-name="P1" draw:layer="layout" draw:type="line" svg:x1="4.873cm" svg:y1="3.286cm" svg:x2="4.873cm" svg:y2="5.064cm" draw:start-shape="id3" draw:start-glue-point="2" draw:end-shape="id4" draw:end-glue-point="0" svg:d="m4873 3286v1778">
          <text:p/>
        </draw:connector>
        <draw:connector draw:style-name="gr6" draw:text-style-name="P1" draw:layer="layout" draw:type="line" svg:x1="5.762cm" svg:y1="3.286cm" svg:x2="5.762cm" svg:y2="6.207cm" draw:start-shape="id5" draw:start-glue-point="2" draw:end-shape="id6" draw:end-glue-point="0" svg:d="m5762 3286v2921">
          <text:p/>
        </draw:connector>
        <draw:connector draw:style-name="gr6" draw:text-style-name="P1" draw:layer="layout" draw:type="line" svg:x1="6.651cm" svg:y1="3.286cm" svg:x2="6.651cm" svg:y2="7.35cm" draw:start-shape="id7" draw:start-glue-point="2" draw:end-shape="id8" draw:end-glue-point="0" svg:d="m6651 3286v4064">
          <text:p/>
        </draw:connector>
        <draw:connector draw:style-name="gr6" draw:text-style-name="P1" draw:layer="layout" draw:type="line" svg:x1="3.984cm" svg:y1="3.287cm" svg:x2="3.984cm" svg:y2="3.922cm" svg:d="m3984 3287v635">
          <text:p/>
        </draw:connector>
        <draw:connector draw:style-name="gr6" draw:text-style-name="P1" draw:layer="layout" draw:type="line" svg:x1="8.366cm" svg:y1="3.286cm" svg:x2="8.366cm" svg:y2="5.064cm" svg:d="m8366 3286v1778">
          <text:p/>
        </draw:connector>
        <draw:connector draw:style-name="gr6" draw:text-style-name="P1" draw:layer="layout" draw:type="line" svg:x1="9.255cm" svg:y1="3.286cm" svg:x2="9.255cm" svg:y2="6.207cm" svg:d="m9255 3286v2921">
          <text:p/>
        </draw:connector>
        <draw:connector draw:style-name="gr6" draw:text-style-name="P1" draw:layer="layout" draw:type="line" svg:x1="10.144cm" svg:y1="3.286cm" svg:x2="10.144cm" svg:y2="7.35cm" svg:d="m10144 3286v4064">
          <text:p/>
        </draw:connector>
        <draw:connector draw:style-name="gr6" draw:text-style-name="P1" draw:layer="layout" draw:type="line" svg:x1="7.477cm" svg:y1="3.287cm" svg:x2="7.477cm" svg:y2="3.922cm" svg:d="m7477 3287v635">
          <text:p/>
        </draw:connector>
        <draw:connector draw:style-name="gr6" draw:text-style-name="P1" draw:layer="layout" draw:type="line" svg:x1="11.922cm" svg:y1="3.286cm" svg:x2="11.922cm" svg:y2="5.064cm" svg:d="m11922 3286v1778">
          <text:p/>
        </draw:connector>
        <draw:connector draw:style-name="gr6" draw:text-style-name="P1" draw:layer="layout" draw:type="line" svg:x1="12.811cm" svg:y1="3.286cm" svg:x2="12.811cm" svg:y2="6.207cm" svg:d="m12811 3286v2921">
          <text:p/>
        </draw:connector>
        <draw:connector draw:style-name="gr6" draw:text-style-name="P1" draw:layer="layout" draw:type="line" svg:x1="13.7cm" svg:y1="3.286cm" svg:x2="13.7cm" svg:y2="7.35cm" svg:d="m13700 3286v4064">
          <text:p/>
        </draw:connector>
        <draw:connector draw:style-name="gr6" draw:text-style-name="P1" draw:layer="layout" draw:type="line" svg:x1="11.033cm" svg:y1="3.287cm" svg:x2="11.033cm" svg:y2="3.922cm" svg:d="m11033 3287v635">
          <text:p/>
        </draw:connector>
        <draw:connector draw:style-name="gr6" draw:text-style-name="P1" draw:layer="layout" draw:type="line" svg:x1="15.478cm" svg:y1="3.286cm" svg:x2="15.478cm" svg:y2="5.064cm" svg:d="m15478 3286v1778">
          <text:p/>
        </draw:connector>
        <draw:connector draw:style-name="gr6" draw:text-style-name="P1" draw:layer="layout" draw:type="line" svg:x1="16.367cm" svg:y1="3.286cm" svg:x2="16.367cm" svg:y2="6.207cm" svg:d="m16367 3286v2921">
          <text:p/>
        </draw:connector>
        <draw:connector draw:style-name="gr6" draw:text-style-name="P1" draw:layer="layout" draw:type="line" svg:x1="17.256cm" svg:y1="3.286cm" svg:x2="17.256cm" svg:y2="7.35cm" svg:d="m17256 3286v4064">
          <text:p/>
        </draw:connector>
        <draw:connector draw:style-name="gr6" draw:text-style-name="P1" draw:layer="layout" draw:type="line" svg:x1="14.589cm" svg:y1="3.287cm" svg:x2="14.589cm" svg:y2="3.922cm" svg:d="m14589 3287v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9T21:05:27</meta:creation-date>
    <dc:date>2012-12-26T19:28:26</dc:date>
    <meta:editing-duration>PT37M10S</meta:editing-duration>
    <meta:editing-cycles>12</meta:editing-cycles>
    <meta:generator>LibreOffice/3.6$Linux_X86_64 LibreOffice_project/360m1$Build-2</meta:generator>
    <meta:document-statistic meta:object-count="54"/>
  </office:meta>
</office:document-meta>
</file>

<file path=Object 1/content.xml><?xml version="1.0" encoding="utf-8"?>
<math xmlns="http://www.w3.org/1998/Math/MathML">
  <semantics>
    <mrow>
      <msub>
        <mi>t</mi>
        <mn>0j</mn>
      </msub>
    </mrow>
    <annotation encoding="StarMath 5.0">t_0j</annotation>
  </semantics>
</math>
</file>

<file path=Object 2/content.xml><?xml version="1.0" encoding="utf-8"?>
<math xmlns="http://www.w3.org/1998/Math/MathML">
  <semantics>
    <mrow>
      <msub>
        <mi>t</mi>
        <mn>1j</mn>
      </msub>
    </mrow>
    <annotation encoding="StarMath 5.0">t_1j</annotation>
  </semantics>
</math>
</file>

<file path=Object 3/content.xml><?xml version="1.0" encoding="utf-8"?>
<math xmlns="http://www.w3.org/1998/Math/MathML">
  <semantics>
    <mrow>
      <msub>
        <mi>t</mi>
        <mn>2j</mn>
      </msub>
    </mrow>
    <annotation encoding="StarMath 5.0">t_2j</annotation>
  </semantics>
</math>
</file>

<file path=Object 4/content.xml><?xml version="1.0" encoding="utf-8"?>
<math xmlns="http://www.w3.org/1998/Math/MathML">
  <semantics>
    <mrow>
      <msub>
        <mi>t</mi>
        <mn>3j</mn>
      </msub>
    </mrow>
    <annotation encoding="StarMath 5.0">t_3j</annotation>
  </semantics>
</math>
</file>

<file path=Object 5/content.xml><?xml version="1.0" encoding="utf-8"?>
<math xmlns="http://www.w3.org/1998/Math/MathML">
  <semantics>
    <mrow>
      <msub>
        <mi>r</mi>
        <mi>i</mi>
      </msub>
    </mrow>
    <annotation encoding="StarMath 5.0">r_i</annotation>
  </semantics>
</math>
</file>